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s" fo:country="ES" style:language-asian="zxx" style:country-asian="none" style:language-complex="zxx" style:country-complex="none"/>
    </style:style>
    <style:style style:name="P2" style:family="paragraph" style:parent-style-name="Text_20_body">
      <style:text-properties fo:language="es" fo:country="ES" officeooo:rsid="0020a22c" officeooo:paragraph-rsid="0020a22c"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4" style:family="paragraph" style:parent-style-name="Text_20_body">
      <style:text-properties fo:language="es" fo:country="ES" officeooo:rsid="0023ec77" officeooo:paragraph-rsid="0023ec77" style:language-asian="zxx" style:country-asian="none" style:language-complex="zxx" style:country-complex="none"/>
    </style:style>
    <style:style style:name="P5" style:family="paragraph" style:parent-style-name="Text_20_body">
      <style:text-properties fo:language="es" fo:country="ES" officeooo:rsid="0023ec77" officeooo:paragraph-rsid="0025f403" style:language-asian="zxx" style:country-asian="none" style:language-complex="zxx" style:country-complex="none"/>
    </style:style>
    <style:style style:name="P6" style:family="paragraph" style:parent-style-name="Text_20_body">
      <style:text-properties fo:language="es" fo:country="ES" officeooo:rsid="0023ec77" officeooo:paragraph-rsid="002aab05" style:language-asian="zxx" style:country-asian="none" style:language-complex="zxx" style:country-complex="none"/>
    </style:style>
    <style:style style:name="P7" style:family="paragraph" style:parent-style-name="Text_20_body">
      <style:paragraph-properties fo:text-align="justify" style:justify-single-word="false"/>
      <style:text-properties fo:language="es" fo:country="ES" officeooo:rsid="002765e3" officeooo:paragraph-rsid="002765e3" style:language-asian="zxx" style:country-asian="none" style:language-complex="zxx" style:country-complex="none"/>
    </style:style>
    <style:style style:name="P8" style:family="paragraph" style:parent-style-name="Text_20_body">
      <style:text-properties fo:language="es" fo:country="ES" officeooo:rsid="00293a89" officeooo:paragraph-rsid="00293a89" style:language-asian="zxx" style:country-asian="none" style:language-complex="zxx" style:country-complex="none"/>
    </style:style>
    <style:style style:name="P9" style:family="paragraph" style:parent-style-name="Text_20_body">
      <style:text-properties fo:language="es" fo:country="ES" officeooo:rsid="002aab05" officeooo:paragraph-rsid="002aab05" style:language-asian="zxx" style:country-asian="none" style:language-complex="zxx" style:country-complex="none"/>
    </style:style>
    <style:style style:name="P10" style:family="paragraph" style:parent-style-name="Text_20_body">
      <style:paragraph-properties fo:text-align="justify" style:justify-single-word="false"/>
      <style:text-properties fo:language="es" fo:country="ES" officeooo:rsid="002d7414" officeooo:paragraph-rsid="002d7414" style:language-asian="zxx" style:country-asian="none" style:language-complex="zxx" style:country-complex="none"/>
    </style:style>
    <style:style style:name="P11" style:family="paragraph" style:parent-style-name="Text_20_body">
      <style:text-properties fo:language="es" fo:country="ES" officeooo:rsid="002d7414" officeooo:paragraph-rsid="002d7414"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es" fo:country="ES" officeooo:rsid="002f1676" officeooo:paragraph-rsid="002f1676" style:language-asian="zxx" style:country-asian="none" style:language-complex="zxx" style:country-complex="none"/>
    </style:style>
    <style:style style:name="P13" style:family="paragraph" style:parent-style-name="Text_20_body">
      <style:text-properties fo:language="es" fo:country="ES" officeooo:rsid="002f1676" officeooo:paragraph-rsid="002f1676" style:language-asian="zxx" style:country-asian="none" style:language-complex="zxx" style:country-complex="non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20c185"/>
    </style:style>
    <style:style style:name="P16" style:family="paragraph" style:parent-style-name="Text_20_body">
      <style:paragraph-properties fo:text-align="justify" style:justify-single-word="false"/>
      <style:text-properties officeooo:paragraph-rsid="0020a22c"/>
    </style:style>
    <style:style style:name="P17" style:family="paragraph" style:parent-style-name="Text_20_body">
      <style:paragraph-properties fo:text-align="justify" style:justify-single-word="false"/>
      <style:text-properties officeooo:paragraph-rsid="00225ee2"/>
    </style:style>
    <style:style style:name="P18" style:family="paragraph" style:parent-style-name="Text_20_body">
      <style:paragraph-properties fo:text-align="justify" style:justify-single-word="false"/>
      <style:text-properties officeooo:paragraph-rsid="00293a89"/>
    </style:style>
    <style:style style:name="P19" style:family="paragraph" style:parent-style-name="Text_20_body">
      <style:paragraph-properties fo:text-align="justify" style:justify-single-word="false" style:writing-mode="lr-tb"/>
      <style:text-properties fo:language="es" fo:country="ES"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es" fo:country="ES" officeooo:rsid="001d1a3c" officeooo:paragraph-rsid="001e418c"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es" fo:country="ES" officeooo:rsid="001e418c" officeooo:paragraph-rsid="001e418c" style:language-asian="zxx" style:country-asian="none" style:language-complex="zxx" style:country-complex="none"/>
    </style:style>
    <style:style style:name="P22" style:family="paragraph" style:parent-style-name="Text_20_body">
      <style:paragraph-properties fo:text-align="justify" style:justify-single-word="false"/>
      <style:text-properties fo:language="es" fo:country="ES" officeooo:rsid="00254f1a" officeooo:paragraph-rsid="001f2635" style:language-asian="zxx" style:country-asian="none" style:language-complex="zxx" style:country-complex="none"/>
    </style:style>
    <style:style style:name="P23" style:family="paragraph" style:parent-style-name="Text_20_body">
      <style:paragraph-properties fo:text-align="justify" style:justify-single-word="false"/>
      <style:text-properties fo:language="es" fo:country="ES" officeooo:rsid="002d4ef7" officeooo:paragraph-rsid="002d4ef7" style:language-asian="zxx" style:country-asian="none" style:language-complex="zxx" style:country-complex="none"/>
    </style:style>
    <style:style style:name="T1" style:family="text">
      <style:text-properties fo:language="es" fo:country="ES" style:language-asian="zxx" style:country-asian="none" style:language-complex="zxx" style:country-complex="none"/>
    </style:style>
    <style:style style:name="T2" style:family="text">
      <style:text-properties fo:language="es" fo:country="ES" officeooo:rsid="0020a22c" style:language-asian="zxx" style:country-asian="none" style:language-complex="zxx" style:country-complex="none"/>
    </style:style>
    <style:style style:name="T3" style:family="text">
      <style:text-properties fo:language="es" fo:country="ES" officeooo:rsid="0020c185" style:language-asian="zxx" style:country-asian="none" style:language-complex="zxx" style:country-complex="none"/>
    </style:style>
    <style:style style:name="T4" style:family="text">
      <style:text-properties fo:language="es" fo:country="ES" officeooo:rsid="001f2635" style:language-asian="zxx" style:country-asian="none" style:language-complex="zxx" style:country-complex="none"/>
    </style:style>
    <style:style style:name="T5" style:family="text">
      <style:text-properties fo:language="es" fo:country="ES" officeooo:rsid="00225ee2" style:language-asian="zxx" style:country-asian="none" style:language-complex="zxx" style:country-complex="none"/>
    </style:style>
    <style:style style:name="T6" style:family="text">
      <style:text-properties fo:language="es" fo:country="ES" officeooo:rsid="0023ec77" style:language-asian="zxx" style:country-asian="none" style:language-complex="zxx" style:country-complex="none"/>
    </style:style>
    <style:style style:name="T7" style:family="text">
      <style:text-properties fo:language="es" fo:country="ES" officeooo:rsid="002575ba" style:language-asian="zxx" style:country-asian="none" style:language-complex="zxx" style:country-complex="none"/>
    </style:style>
    <style:style style:name="T8" style:family="text">
      <style:text-properties fo:language="es" fo:country="ES" officeooo:rsid="00293a89" style:language-asian="zxx" style:country-asian="none" style:language-complex="zxx" style:country-complex="none"/>
    </style:style>
    <style:style style:name="T9" style:family="text">
      <style:text-properties fo:language="es" fo:country="ES" officeooo:rsid="002945fe" style:language-asian="zxx" style:country-asian="none" style:language-complex="zxx" style:country-complex="none"/>
    </style:style>
    <style:style style:name="T10" style:family="text">
      <style:text-properties fo:language="es" fo:country="ES" officeooo:rsid="002aab05" style:language-asian="zxx" style:country-asian="none" style:language-complex="zxx" style:country-complex="none"/>
    </style:style>
    <style:style style:name="T11" style:family="text">
      <style:text-properties fo:language="es" fo:country="ES" fo:font-style="normal" fo:font-weight="normal" officeooo:rsid="002575ba" style:language-asian="zxx" style:country-asian="none" style:font-style-asian="normal" style:font-weight-asian="normal" style:language-complex="zxx" style:country-complex="none" style:font-style-complex="normal" style:font-weight-complex="normal"/>
    </style:style>
    <style:style style:name="T12" style:family="text">
      <style:text-properties officeooo:rsid="0020a22c"/>
    </style:style>
    <style:style style:name="T13" style:family="text">
      <style:text-properties officeooo:rsid="0020c185"/>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575ba" style:font-style-asian="normal" style:font-weight-asian="normal" style:font-style-complex="normal" style:font-weight-complex="normal"/>
    </style:style>
    <style:style style:name="T16" style:family="text">
      <style:text-properties officeooo:rsid="00293a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URL: </text:p>
      <text:p text:style-name="P20">MIME: <text:s/></text:p>
      <text:p text:style-name="P21">Códigos de errores HTTP: </text:p>
      <text:p text:style-name="P20">HTML5: </text:p>
      <text:p text:style-name="P20">JS:</text:p>
      <text:p text:style-name="P20">php: </text:p>
      <text:p text:style-name="P20">jsp: </text:p>
      <text:p text:style-name="P20">Ajax: </text:p>
      <text:p text:style-name="P3"/>
      <text:p text:style-name="P3"/>
      <text:p text:style-name="P3">¿Qué método HTTP se debe utilizar al enviar un formulario HTML, por ejemplo cuando ingresas tu usuario y contraseña en algún sitio? ¿Por qué? </text:p>
      <text:p text:style-name="P22">Debido a que se esta mandado un formulario, se tendría que utilizar el método POST. [2] </text:p>
      <text:p text:style-name="P3">¿Qué método HTTP se utiliza cuando a través de un navegador web se accede a una página a través de un URL? </text:p>
      <text:p text:style-name="P15"><text:span text:style-name="T4">Se utiliza el método G</text:span><text:span text:style-name="T3">ET</text:span><text:span text:style-name="T4">, ya qu</text:span><text:span text:style-name="T3">e </text:span><text:span text:style-name="T6">se esta solicitando un recurso en específico. </text:span><text:span text:style-name="T10">[2]</text:span></text:p>
      <text:p text:style-name="P3">Un servidor web devuelve una respuesta HTTP con código 200. ¿Qué significa esto? ¿Ocurrió algún error? </text:p>
      <text:p text:style-name="P16"><text:span text:style-name="T2">En general independientemente del método usado, el código 200 indica que la solicitud se realizó de manera exitosa. </text:span><text:span text:style-name="T3">[3]</text:span></text:p>
      <text:p text:style-name="P3">¿Es responsabilidad del desarrollador corregir un sitio web si un usuario reporta que intentó acceder al sitio y se encontró con un error 404? ¿Por qué? </text:p>
      <text:p text:style-name="P15"><text:span text:style-name="T3">El código de error 404 indica que el servidor no puede encontrar el recurso solicitado, usualmente porque los vínculos están muertos o ya no apuntan a su recurso original debido a que este ha sido re-ubicado o no esta disponible de manera permanente. Por ello, cuando se dan incidencias de este código, usualmente es responsabilidad de los desarrolladores que no han actualizado de manera correcta sus recursos y correspondientes vínculos. </text:span><text:span text:style-name="T5">[4]</text:span></text:p>
      <text:p text:style-name="P3">¿Es responsabilidad del desarrollador corregir un sitio web si un usuario reporta que intentó acceder al sitio y se encontró con un error 500? ¿Por qué? </text:p>
      <text:p text:style-name="P17"><text:span text:style-name="T5">Este código de error indica que </text:span><text:span text:style-name="T6">el servidor encontró una condición inesperada que le impidió completar la solicitud; es un error genérico que utiliza cuando no se puede proporcionar un mejor código de error 5xx que sea más específico. Por lo tanto, no se puede decir con certeza si es responsabilidad o no del desarrollador. [5]</text:span></text:p>
      <text:p text:style-name="P3">¿Qué significa que un atributo HTML5 esté depreciado o desaprobado (deprecated)? Menciona algunos elementos de HTML 4 que en HTML5 estén desaprobados. </text:p>
      <text:p text:style-name="P14"><text:span text:style-name="T7">Que una tag o atributo este despreciado, quiere decir que se han remplazado por otras nuevas; es decir, se han v</text:span><text:span text:style-name="T11">uelto obsoletos, por lo que se recomienda evitar su uso. Algunos ejemplos son: </text:span><text:span text:style-name="Strong_20_Emphasis"><text:span text:style-name="Emphasis"><text:span text:style-name="T14">ISINDEX, APPLET</text:span></text:span></text:span><text:span text:style-name="Emphasis"><text:span text:style-name="T14">, </text:span></text:span><text:span text:style-name="Strong_20_Emphasis"><text:span text:style-name="Emphasis"><text:span text:style-name="T14">CENTER</text:span></text:span></text:span><text:span text:style-name="Emphasis"><text:span text:style-name="T14"> </text:span></text:span><text:span text:style-name="Emphasis"><text:span text:style-name="T15">y </text:span></text:span><text:span text:style-name="Emphasis"><text:span text:style-name="Strong_20_Emphasis"><text:span text:style-name="T14">FONT. </text:span></text:span></text:span><text:span text:style-name="Emphasis"><text:span text:style-name="Strong_20_Emphasis"><text:span text:style-name="T15">[6]</text:span></text:span></text:span></text:p>
      <text:p text:style-name="P3"><text:soft-page-break/>¿Cuáles son las diferencias principales entre HTML 4 y HTML5? </text:p>
      <text:p text:style-name="P7">HTML 5 es mucho más simple que su predecesor. <text:s/>Debido a que HTML5 es más consistente, en mucho más fácil corregir errores. También cuenta con nuevas tags, y provee soporte para contenido multimedia. Sin embargo, debido a que HTML5 es la versión más reciente, HTML4 cuenta con mayor compatibilidad <text:span text:style-name="T16">en diferentes navegadores</text:span>. <text:span text:style-name="T16">[7]</text:span></text:p>
      <text:p text:style-name="P3">¿Qué componentes de estructura y estilo tiene una tabla? </text:p>
      <text:p text:style-name="P18"><text:span text:style-name="T8">La estructura de una tabla se define utilizando la tag “&lt;table&gt;”, que contiene celdas definidas por “&lt;td&gt;” organizadas por filas “&lt;tr&gt;”, no por columnas. </text:span><text:span text:style-name="T9">Algunas propiedades de CSS que dan estilo a una tabla son: border, padding, text-align, colspan y rowspan. </text:span><text:span text:style-name="T10">[8]</text:span></text:p>
      <text:p text:style-name="P3">¿Cuáles son los principales controles de una forma HTML5? </text:p>
      <text:p text:style-name="P10">Las formas de HTML5 permiten aceptar entrada del usuario de una manera específica. Algunas de las principales formas son: input text control, input type submit, input type radio, input type checkbox, etc. [9] </text:p>
      <text:p text:style-name="P14"><text:span text:style-name="T1">¿Qué tanto soporte HTML5 tiene el navegador que utilizas? Puedes utilizar la siguiente página para descubrirlo: </text:span><text:a xlink:type="simple" xlink:href="http://html5test.com/" office:target-frame-name="_blank" xlink:show="new" text:style-name="Internet_20_link" text:visited-style-name="Visited_20_Internet_20_Link">http://html5test.com/</text:a><text:span text:style-name="T1"> (Al responder la pregunta recuerda poner el navegador que utilizas) </text:span></text:p>
      <text:p text:style-name="P23">El navegador firefox en un distro basado en Ubuntu, tiene un puntaje de 468/555.</text:p>
      <text:p text:style-name="P14"><text:span text:style-name="Strong_20_Emphasis"><text:span text:style-name="T1">Sobre el ciclo de vida y desarrollo de los sistemas de información:</text:span></text:span><text:span text:style-name="T1"> </text:span></text:p>
      <text:p text:style-name="P3">¿Cuál es el ciclo de vida de los sistemas de información? </text:p>
      <text:p text:style-name="P12">Planeación</text:p>
      <text:p text:style-name="P12">Análisis</text:p>
      <text:p text:style-name="P12">Diseño</text:p>
      <text:p text:style-name="P12">Implementación</text:p>
      <text:p text:style-name="P12">Soporte </text:p>
      <text:p text:style-name="P12"><text:s/>[10]</text:p>
      <text:p text:style-name="P19">¿Cuál es el ciclo de desarrollo de sistemas de información? </text:p>
      <text:p text:style-name="P13">Análisis preliminar </text:p>
      <text:p text:style-name="P13">Análisis del sistema </text:p>
      <text:p text:style-name="P13">Diseño del sistema</text:p>
      <text:p text:style-name="P13">Programación</text:p>
      <text:p text:style-name="P13">Pruebas</text:p>
      <text:p text:style-name="P13">Implementación</text:p>
      <text:p text:style-name="P13">Mantenimiento</text:p>
      <text:p text:style-name="P13"><text:soft-page-break/>[11] </text:p>
      <text:p text:style-name="P13"/>
      <text:p text:style-name="P2">[2] https://developer.mozilla.org/en-US/docs/Web/HTTP/Methods </text:p>
      <text:p text:style-name="P1"><text:span text:style-name="T12">[3] </text:span>https://developer.mozilla.org/en-US/docs/Web/HTTP/Status/200</text:p>
      <text:p text:style-name="P1"><text:span text:style-name="T13">[4] </text:span>https://developer.mozilla.org/en-US/docs/Web/HTTP/Status/404</text:p>
      <text:p text:style-name="P4">[5] https://developer.mozilla.org/en-US/docs/Web/HTTP/Status/500</text:p>
      <text:p text:style-name="P5">[6] https://www.htmlgoodies.com/tutorials/html_401/html4-ref/article.php/3460291/deprecated-tags-in-html-40.htm</text:p>
      <text:p text:style-name="P8">[7] https://www.educba.com/html5-vs-html4/</text:p>
      <text:p text:style-name="P9">[8] https://www.w3schools.com/html/html_tables.asp </text:p>
      <text:p text:style-name="P9">[9] https://www.educba.com/html-form-controls/</text:p>
      <text:p text:style-name="P11">[10] https://archive.hshsl.umaryland.edu/bitstream/handle/10713/3968/2F.%20Wilson%20and%20Winner.pdf?sequence=9&amp;isAllowed=y</text:p>
      <text:p text:style-name="P13">[11] https://bus206.pressbooks.com/chapter/chapter-10-information-systems-development/</text:p>
      <text:p text:style-name="P9"/>
      <text:p text:style-name="P9"/>
      <text:p text:style-name="P6"/>
      <text:p text:style-name="P4"/>
      <text:p text:style-name="P4"/>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7T19:21:27.932436620</meta:creation-date>
    <dc:date>2020-02-17T23:47:18.991455698</dc:date>
    <meta:editing-duration>PT1H40M42S</meta:editing-duration>
    <meta:editing-cycles>9</meta:editing-cycles>
    <meta:generator>LibreOffice/6.3.4.2$Linux_X86_64 LibreOffice_project/30$Build-2</meta:generator>
    <meta:document-statistic meta:table-count="0" meta:image-count="0" meta:object-count="0" meta:page-count="3" meta:paragraph-count="55" meta:word-count="632" meta:character-count="4477" meta:non-whitespace-character-count="3869"/>
  </office:meta>
</office:document-meta>
</file>